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Mix 1P2" svg:font-family="'MigMix 1P'" style:font-adornments="標準" style:font-family-generic="modern" style:font-pitch="variable"/>
    <style:font-face style:name="TeXGyreHeros2" svg:font-family="TeXGyreHeros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TeXGyreHeros" svg:font-family="TeXGyreHeros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PGothic" svg:font-family="IPAPGothic" style:font-family-generic="system" style:font-pitch="variable"/>
    <style:font-face style:name="MigMix 1P" svg:font-family="'MigMix 1P'" style:font-family-generic="system" style:font-pitch="variable"/>
    <style:font-face style:name="MigMix 1P1" svg:font-family="'MigMix 1P'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gMix 1P2" svg:font-family="'MigMix 1P'" style:font-adornments="標準" style:font-family-generic="modern" style:font-pitch="variable"/>
    <style:font-face style:name="TeXGyreHeros2" svg:font-family="TeXGyreHeros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TeXGyreHeros" svg:font-family="TeXGyreHeros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PGothic" svg:font-family="IPAPGothic" style:font-family-generic="system" style:font-pitch="variable"/>
    <style:font-face style:name="MigMix 1P" svg:font-family="'MigMix 1P'" style:font-family-generic="system" style:font-pitch="variable"/>
    <style:font-face style:name="MigMix 1P1" svg:font-family="'MigMix 1P'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46cm" draw:marker-start-center="false" draw:marker-end-width="0.46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eXGyreHeros2" fo:font-family="TeXGyreHeros" style:font-style-name="標準" style:font-family-generic="modern" style:font-pitch="variable" fo:font-size="18pt" fo:language="en" fo:country="US" fo:font-style="normal" fo:text-shadow="none" style:text-underline-style="none" fo:font-weight="normal" style:letter-kerning="true" style:font-name-asian="MigMix 1P2" style:font-family-asian="'MigMix 1P'" style:font-style-name-asian="標準" style:font-family-generic-asian="modern" style:font-pitch-asian="variable" style:font-size-asian="18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2cm" svg:stroke-color="#000000" draw:marker-start-width="0.78cm" draw:marker-start-center="true" draw:marker-end="Rounded_20_short_20_Arrow" draw:marker-end-width="1.08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svg:stroke-width="0.2cm" draw:marker-start-width="0.62cm" draw:marker-end-width="0.64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_20_block" style:display-name="code block" style:family="graphic" style:parent-style-name="standard">
      <style:graphic-properties draw:stroke="none" draw:fill-color="#ccffcc" draw:fill-gradient-name="Gradient_20_2" draw:fill-hatch-name="Hatching_20_91" draw:fill-image-name="Bitmap_20_1"/>
      <style:paragraph-properties>
        <style:tab-stops/>
      </style:paragraph-properties>
      <style:text-properties fo:font-size="10pt" style:font-size-asian="10pt"/>
    </style:style>
  </office:styles>
  <office:automatic-styles>
    <style:page-layout style:name="PM0">
      <style:page-layout-properties fo:margin-top="0cm" fo:margin-bottom="0cm" fo:margin-left="0cm" fo:margin-right="0cm" fo:page-width="21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4M34S</meta:editing-duration>
    <meta:editing-cycles>14</meta:editing-cycles>
    <meta:generator>LibreOffice/4.4.2.2$Linux_X86_64 LibreOffice_project/40m0$Build-2</meta:generator>
    <dc:date>2015-05-03T01:07:00.791879499</dc:date>
    <dc:creator>SENOO Ken</dc:creator>
    <meta:document-statistic meta:object-count="0"/>
  </office:meta>
</office:document-meta>
</file>